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996" officeooo:paragraph-rsid="00180996"/>
    </style:style>
    <style:style style:name="P2" style:family="paragraph" style:parent-style-name="Standard">
      <style:text-properties officeooo:rsid="0018c93c" officeooo:paragraph-rsid="0018c93c"/>
    </style:style>
    <style:style style:name="P3" style:family="paragraph" style:parent-style-name="Standard">
      <style:text-properties officeooo:rsid="0018df7d" officeooo:paragraph-rsid="0018df7d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Noté</text:p>
      <text:p text:style-name="P1"/>
      <text:p text:style-name="P2">Quest<text:span text:style-name="T1">ion du préambule :</text:span></text:p>
      <text:p text:style-name="P2"><text:span text:style-name="T1">Pour résoudre ce problème, nous pouvons utiliser la topologie en étoile. </text:span></text:p>
      <text:p text:style-name="P2"><text:span text:style-name="T1">Le service central centralise le calcul global. Il répartie les petits calculs vers les clients et récupère les résultats renvoyés par les clients.</text:span></text:p>
      <text:p text:style-name="P3"><text:span text:style-name="T1">Lorsqu’un nouveau client se connecte, le service central lui envoie un bout du calcu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0:27:01.265253008</meta:creation-date>
    <dc:date>2024-06-04T10:39:40.627554634</dc:date>
    <meta:editing-duration>PT12M3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4" meta:character-count="336" meta:non-whitespace-character-count="286"/>
  </office:meta>
</office:document-meta>
</file>